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6b2" officeooo:paragraph-rsid="001d86b2"/>
    </style:style>
    <style:style style:name="P2" style:family="paragraph" style:parent-style-name="Standard">
      <style:text-properties officeooo:rsid="001d86b2" officeooo:paragraph-rsid="001e22e6"/>
    </style:style>
    <style:style style:name="P3" style:family="paragraph" style:parent-style-name="Standard">
      <style:text-properties officeooo:rsid="001e22e6" officeooo:paragraph-rsid="001e22e6"/>
    </style:style>
    <style:style style:name="T1" style:family="text">
      <style:text-properties officeooo:rsid="001e22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s’authentifier <text:s/></text:p>
      <text:p text:style-name="P1"><text:a xlink:type="simple" xlink:href="http://localhost:8080/ServeurDrive/Google/Oauth" text:style-name="Internet_20_link" text:visited-style-name="Visited_20_Internet_20_Link">http://localhost:8080/ServeurDrive/Google/</text:a><text:a xlink:type="simple" xlink:href="http://localhost:8080/ServeurDrive/Google/Oauth" text:style-name="Internet_20_link" text:visited-style-name="Visited_20_Internet_20_Link"><text:span text:style-name="T1">Oauth</text:span></text:a></text:p>
      <text:p text:style-name="P1"><text:a xlink:type="simple" xlink:href="http://localhost:8080/ServeurDrive/DropBox/Oauth" text:style-name="Internet_20_link" text:visited-style-name="Visited_20_Internet_20_Link">http://localhost:8080/ServeurDrive/</text:a><text:a xlink:type="simple" xlink:href="http://localhost:8080/ServeurDrive/DropBox/Oauth" text:style-name="Internet_20_link" text:visited-style-name="Visited_20_Internet_20_Link"><text:span text:style-name="T1">DropBox</text:span></text:a><text:a xlink:type="simple" xlink:href="http://localhost:8080/ServeurDrive/DropBox/Oauth" text:style-name="Internet_20_link" text:visited-style-name="Visited_20_Internet_20_Link">/</text:a><text:a xlink:type="simple" xlink:href="http://localhost:8080/ServeurDrive/DropBox/Oauth" text:style-name="Internet_20_link" text:visited-style-name="Visited_20_Internet_20_Link"><text:span text:style-name="T1">Oauth</text:span></text:a></text:p>
      <text:p text:style-name="P1"/>
      <text:p text:style-name="P3">Pour recuperer les fichiers : </text:p>
      <text:p text:style-name="P2"><text:a xlink:type="simple" xlink:href="http://localhost:8080/ServeurDrive/DropBox/Oauth" text:style-name="Internet_20_link" text:visited-style-name="Visited_20_Internet_20_Link">http://localhost:8080/ServeurDrive/</text:a><text:a xlink:type="simple" xlink:href="http://localhost:8080/ServeurDrive/DropBox/Oauth" text:style-name="Internet_20_link" text:visited-style-name="Visited_20_Internet_20_Link"><text:span text:style-name="T1">Google</text:span></text:a><text:a xlink:type="simple" xlink:href="http://localhost:8080/ServeurDrive/DropBox/Oauth" text:style-name="Internet_20_link" text:visited-style-name="Visited_20_Internet_20_Link">/</text:a><text:span text:style-name="T1">Files</text:span></text:p>
      <text:p text:style-name="P2"><text:a xlink:type="simple" xlink:href="http://localhost:8080/ServeurDrive/DropBox/Files" text:style-name="Internet_20_link" text:visited-style-name="Visited_20_Internet_20_Link">http://localhost:8080/ServeurDrive/</text:a><text:a xlink:type="simple" xlink:href="http://localhost:8080/ServeurDrive/DropBox/Files" text:style-name="Internet_20_link" text:visited-style-name="Visited_20_Internet_20_Link"><text:span text:style-name="T1">DropBox</text:span></text:a><text:a xlink:type="simple" xlink:href="http://localhost:8080/ServeurDrive/DropBox/Files" text:style-name="Internet_20_link" text:visited-style-name="Visited_20_Internet_20_Link">/</text:a><text:a xlink:type="simple" xlink:href="http://localhost:8080/ServeurDrive/DropBox/Files" text:style-name="Internet_20_link" text:visited-style-name="Visited_20_Internet_20_Link"><text:span text:style-name="T1">Files</text:span></text:a></text:p>
      <text:p text:style-name="P2"/>
      <text:p text:style-name="P3">Pour lancer le serveur : </text:p>
      <text:p text:style-name="P3">Se placer dans le dossier Serveur – mvn clean install – mvn exec: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5:20:54.224267120</meta:creation-date>
    <dc:date>2018-04-23T15:34:29.075403659</dc:date>
    <meta:editing-duration>PT3M24S</meta:editing-duration>
    <meta:editing-cycles>1</meta:editing-cycles>
    <meta:document-statistic meta:table-count="0" meta:image-count="0" meta:object-count="0" meta:page-count="1" meta:paragraph-count="8" meta:word-count="27" meta:character-count="335" meta:non-whitespace-character-count="310"/>
    <meta:generator>LibreOffice/5.1.6.2$Linux_X86_64 LibreOffice_project/10m0$Build-2</meta:generator>
  </office:meta>
</office:document-meta>
</file>